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3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63 kWh</text:p>
          </table:table-cell>
          <table:table-cell office:value-type="float" office:value="979.92" calcext:value-type="float">
            <text:p>979.92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1.48" calcext:value-type="float">
            <text:p>11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9.03" calcext:value-type="float">
            <text:p>1159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4.48" calcext:value-type="float">
            <text:p>4.4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4 kWh</text:p>
          </table:table-cell>
          <table:table-cell office:value-type="float" office:value="907.06" calcext:value-type="float">
            <text:p>907.06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5.68" calcext:value-type="float">
            <text:p>5.6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80.02" calcext:value-type="float">
            <text:p>-480.02</text:p>
          </table:table-cell>
          <table:table-cell office:value-type="string" calcext:value-type="string">
            <text:p>T-0</text:p>
          </table:table-cell>
          <table:table-cell office:value-type="float" office:value="578.12" calcext:value-type="float">
            <text:p>578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49" calcext:value-type="float">
            <text:p>2.49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9 kWh</text:p>
          </table:table-cell>
          <table:table-cell office:value-type="float" office:value="866.71" calcext:value-type="float">
            <text:p>866.71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92" calcext:value-type="float">
            <text:p>4.9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57.78" calcext:value-type="float">
            <text:p>-457.78</text:p>
          </table:table-cell>
          <table:table-cell office:value-type="string" calcext:value-type="string">
            <text:p>T-0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1 kWh</text:p>
          </table:table-cell>
          <table:table-cell office:value-type="float" office:value="726.01" calcext:value-type="float">
            <text:p>726.01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3.46" calcext:value-type="float">
            <text:p>-383.46</text:p>
          </table:table-cell>
          <table:table-cell office:value-type="string" calcext:value-type="string">
            <text:p>T-0</text:p>
          </table:table-cell>
          <table:table-cell office:value-type="float" office:value="429.94" calcext:value-type="float">
            <text:p>429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75" calcext:value-type="float">
            <text:p>1.75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6 kWh</text:p>
          </table:table-cell>
          <table:table-cell office:value-type="float" office:value="760.98" calcext:value-type="float">
            <text:p>760.98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4.42" calcext:value-type="float">
            <text:p>4.4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1.94" calcext:value-type="float">
            <text:p>-401.94</text:p>
          </table:table-cell>
          <table:table-cell office:value-type="string" calcext:value-type="string">
            <text:p>T-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21" calcext:value-type="float">
            <text:p>1.21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3 kWh</text:p>
          </table:table-cell>
          <table:table-cell office:value-type="float" office:value="810.91" calcext:value-type="float">
            <text:p>810.91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28.3" calcext:value-type="float">
            <text:p>-428.3</text:p>
          </table:table-cell>
          <table:table-cell office:value-type="string" calcext:value-type="string">
            <text:p>T-0</text:p>
          </table:table-cell>
          <table:table-cell office:value-type="float" office:value="470.92" calcext:value-type="float">
            <text:p>470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57" calcext:value-type="float">
            <text:p>1.57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6 kWh</text:p>
          </table:table-cell>
          <table:table-cell office:value-type="float" office:value="604.23" calcext:value-type="float">
            <text:p>604.23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3.67" calcext:value-type="float">
            <text:p>3.6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19.13" calcext:value-type="float">
            <text:p>-319.13</text:p>
          </table:table-cell>
          <table:table-cell office:value-type="string" calcext:value-type="string">
            <text:p>T-0</text:p>
          </table:table-cell>
          <table:table-cell office:value-type="float" office:value="372.45" calcext:value-type="float">
            <text:p>372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8 kWh</text:p>
          </table:table-cell>
          <table:table-cell office:value-type="float" office:value="833.24" calcext:value-type="float">
            <text:p>833.2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4.75" calcext:value-type="float">
            <text:p>4.7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9.7" calcext:value-type="float">
            <text:p>-439.7</text:p>
          </table:table-cell>
          <table:table-cell office:value-type="string" calcext:value-type="string">
            <text:p>T-0</text:p>
          </table:table-cell>
          <table:table-cell office:value-type="float" office:value="480.06" calcext:value-type="float">
            <text:p>48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85 kWh</text:p>
          </table:table-cell>
          <table:table-cell office:value-type="float" office:value="1075.97" calcext:value-type="float">
            <text:p>1075.97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2.38" calcext:value-type="float">
            <text:p>12.3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50.82" calcext:value-type="float">
            <text:p>125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3 kWh</text:p>
          </table:table-cell>
          <table:table-cell office:value-type="float" office:value="989.19" calcext:value-type="float">
            <text:p>989.19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1.51" calcext:value-type="float">
            <text:p>11.5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2.49" calcext:value-type="float">
            <text:p>1162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57 kWh</text:p>
          </table:table-cell>
          <table:table-cell office:value-type="float" office:value="875.85" calcext:value-type="float">
            <text:p>875.85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0.37" calcext:value-type="float">
            <text:p>10.3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47.37" calcext:value-type="float">
            <text:p>1047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17:11.837000000</meta:creation-date>
    <dc:date>2018-03-26T17:20:44.133000000</dc:date>
    <meta:editing-duration>PT3M32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